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037" officeooo:paragraph-rsid="000a3037"/>
    </style:style>
    <style:style style:name="P2" style:family="paragraph" style:parent-style-name="Standard">
      <style:text-properties officeooo:rsid="000a3037" officeooo:paragraph-rsid="000b769e"/>
    </style:style>
    <style:style style:name="P3" style:family="paragraph" style:parent-style-name="Standard">
      <style:text-properties officeooo:rsid="000b769e" officeooo:paragraph-rsid="000bd7f5"/>
    </style:style>
    <style:style style:name="P4" style:family="paragraph" style:parent-style-name="Standard">
      <style:text-properties officeooo:rsid="000faa6a" officeooo:paragraph-rsid="000faa6a"/>
    </style:style>
    <style:style style:name="P5" style:family="paragraph" style:parent-style-name="Standard">
      <style:text-properties officeooo:rsid="0015508a" officeooo:paragraph-rsid="0015508a"/>
    </style:style>
    <style:style style:name="P6" style:family="paragraph" style:parent-style-name="Standard">
      <style:text-properties officeooo:rsid="0015508a" officeooo:paragraph-rsid="00168ef9"/>
    </style:style>
    <style:style style:name="P7" style:family="paragraph" style:parent-style-name="Standard">
      <style:text-properties officeooo:rsid="0015e79a" officeooo:paragraph-rsid="0015e79a"/>
    </style:style>
    <style:style style:name="P8" style:family="paragraph" style:parent-style-name="Standard">
      <style:text-properties officeooo:rsid="00183646" officeooo:paragraph-rsid="00183646"/>
    </style:style>
    <style:style style:name="P9" style:family="paragraph" style:parent-style-name="Standard">
      <style:text-properties officeooo:rsid="001965c3" officeooo:paragraph-rsid="001965c3"/>
    </style:style>
    <style:style style:name="P10" style:family="paragraph" style:parent-style-name="Standard">
      <style:text-properties officeooo:rsid="001a8ac1" officeooo:paragraph-rsid="001a8ac1"/>
    </style:style>
    <style:style style:name="P11" style:family="paragraph" style:parent-style-name="Standard">
      <style:text-properties officeooo:rsid="001bfbef" officeooo:paragraph-rsid="001bfbef"/>
    </style:style>
    <style:style style:name="P12" style:family="paragraph" style:parent-style-name="Standard">
      <style:text-properties officeooo:rsid="001bfbef" officeooo:paragraph-rsid="001e4ee8"/>
    </style:style>
    <style:style style:name="P13" style:family="paragraph" style:parent-style-name="Standard">
      <style:text-properties officeooo:rsid="00208407" officeooo:paragraph-rsid="00208407"/>
    </style:style>
    <style:style style:name="P14" style:family="paragraph" style:parent-style-name="Standard">
      <style:text-properties officeooo:rsid="0022e91b" officeooo:paragraph-rsid="0022e91b"/>
    </style:style>
    <style:style style:name="P15" style:family="paragraph" style:parent-style-name="Standard">
      <style:text-properties officeooo:rsid="00258824" officeooo:paragraph-rsid="00258824"/>
    </style:style>
    <style:style style:name="P16" style:family="paragraph" style:parent-style-name="Standard">
      <style:text-properties officeooo:rsid="0027841e" officeooo:paragraph-rsid="0027841e"/>
    </style:style>
    <style:style style:name="P17" style:family="paragraph" style:parent-style-name="Standard">
      <style:text-properties officeooo:rsid="0028b298" officeooo:paragraph-rsid="0028b298"/>
    </style:style>
    <style:style style:name="P18" style:family="paragraph" style:parent-style-name="Standard">
      <style:text-properties officeooo:rsid="0028c2dc" officeooo:paragraph-rsid="0028c2dc"/>
    </style:style>
    <style:style style:name="P19" style:family="paragraph" style:parent-style-name="Standard">
      <style:text-properties officeooo:rsid="00299837" officeooo:paragraph-rsid="00299837"/>
    </style:style>
    <style:style style:name="P20" style:family="paragraph" style:parent-style-name="Standard">
      <style:text-properties officeooo:rsid="000b769e" officeooo:paragraph-rsid="000bd7f5"/>
    </style:style>
    <style:style style:name="P21" style:family="paragraph" style:parent-style-name="Standard">
      <style:text-properties officeooo:rsid="000b769e" officeooo:paragraph-rsid="000a3037"/>
    </style:style>
    <style:style style:name="P22" style:family="paragraph" style:parent-style-name="Standard">
      <style:text-properties officeooo:rsid="000b769e" officeooo:paragraph-rsid="000b769e"/>
    </style:style>
    <style:style style:name="P23" style:family="paragraph" style:parent-style-name="Standard">
      <style:text-properties officeooo:rsid="000bd7f5" officeooo:paragraph-rsid="000bd7f5"/>
    </style:style>
    <style:style style:name="P24" style:family="paragraph" style:parent-style-name="Standard">
      <style:text-properties officeooo:rsid="0011631f" officeooo:paragraph-rsid="000a3037"/>
    </style:style>
    <style:style style:name="P25" style:family="paragraph" style:parent-style-name="Standard">
      <style:text-properties officeooo:rsid="0012adfc" officeooo:paragraph-rsid="000a3037"/>
    </style:style>
    <style:style style:name="P26" style:family="paragraph" style:parent-style-name="Standard">
      <style:text-properties officeooo:rsid="0015e79a" officeooo:paragraph-rsid="00168ef9"/>
    </style:style>
    <style:style style:name="P27" style:family="paragraph" style:parent-style-name="Standard">
      <style:text-properties officeooo:rsid="001e4ee8" officeooo:paragraph-rsid="001e4ee8"/>
    </style:style>
    <style:style style:name="P28" style:family="paragraph" style:parent-style-name="Standard">
      <style:text-properties officeooo:rsid="002c14db" officeooo:paragraph-rsid="002c14db"/>
    </style:style>
    <style:style style:name="P29" style:family="paragraph" style:parent-style-name="Standard">
      <style:text-properties officeooo:rsid="002c9195" officeooo:paragraph-rsid="002c9195"/>
    </style:style>
    <style:style style:name="P30" style:family="paragraph" style:parent-style-name="Standard">
      <style:text-properties officeooo:rsid="002d5ebf" officeooo:paragraph-rsid="002d5ebf"/>
    </style:style>
    <style:style style:name="T1" style:family="text">
      <style:text-properties officeooo:rsid="0015e79a"/>
    </style:style>
    <style:style style:name="T2" style:family="text">
      <style:text-properties officeooo:rsid="001965c3"/>
    </style:style>
    <style:style style:name="T3" style:family="text">
      <style:text-properties officeooo:rsid="001bfbef"/>
    </style:style>
    <style:style style:name="T4" style:family="text">
      <style:text-properties officeooo:rsid="001d0bb0"/>
    </style:style>
    <style:style style:name="T5" style:family="text">
      <style:text-properties officeooo:rsid="00229bf0"/>
    </style:style>
    <style:style style:name="T6" style:family="text">
      <style:text-properties officeooo:rsid="00249af0"/>
    </style:style>
    <style:style style:name="T7" style:family="text">
      <style:text-properties officeooo:rsid="0028c2dc"/>
    </style:style>
    <style:style style:name="T8" style:family="text">
      <style:text-properties officeooo:rsid="0029659b"/>
    </style:style>
    <style:style style:name="T9" style:family="text">
      <style:text-properties officeooo:rsid="002998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1710 mooc notes</text:p>
      <text:p text:style-name="P1"/>
      <text:p text:style-name="P1">Tom’s interests – human communication; use something imitate human to improve cs</text:p>
      <text:p text:style-name="P1">use human sense to improve computer. </text:p>
      <text:p text:style-name="P1"/>
      <text:p text:style-name="P1">Week <text:span text:style-name="T3">2</text:span></text:p>
      <text:p text:style-name="P1"/>
      <text:p text:style-name="P3">Hold for ANU and W3C; concrete own website/page/space. For students without cs background. </text:p>
      <text:p text:style-name="P3">HTML/CSS, design method, development process and extension. e.g. choosing topics, Color Schema Using demo website provided in JS bin. <text:s/>Allow use similar kind and similar change</text:p>
      <text:p text:style-name="P3"/>
      <text:p text:style-name="P23">Tools : using notepad(textWrangler,sublime,Emacs) for editing </text:p>
      <text:p text:style-name="P23">Organising files structure as early as possible. JS Bin, provide different column to show the demo website</text:p>
      <text:p text:style-name="P3"/>
      <text:p text:style-name="P4">Make a choice on the topic. Do the subject with purpose. Consider the website content</text:p>
      <text:p text:style-name="P4">What HTML /CSS stands for</text:p>
      <text:p text:style-name="P1">Quiz:</text:p>
      <text:p text:style-name="P24">JS bin does not provide query for syntax and keyword. <text:s/>Content are the most important things</text:p>
      <text:p text:style-name="P25">Good reason for selecting this topic. Html&amp;CSS construct simple webpages. </text:p>
      <text:p text:style-name="P1"/>
      <text:p text:style-name="P1">Week <text:span text:style-name="T3">3</text:span></text:p>
      <text:p text:style-name="P1"/>
      <text:p text:style-name="P5">Html tags. Necessary tags. &lt;doctype&gt;,&lt;html&gt;,&lt;head&gt;,&lt;title&gt;,&lt;body&gt;. Suggest lower case. What and what will not be recognised by browser. Where to add the showing content. Consider human reading style – add indents, white space and comments.</text:p>
      <text:p text:style-name="P6">Using heading tag – different size; <text:span text:style-name="T1">control fonts in &lt;p&gt; or &lt;body&gt; using font-family or font face. Using commas to separate and the order of using. </text:span><text:s/><text:span text:style-name="T1">Put a font-family in the end. Using &lt;br/&gt; to break the line. &lt;hr&gt; to put info in one line. </text:span></text:p>
      <text:p text:style-name="P26">Using special symbol/hex code to show characters. Typically &amp;nbsp </text:p>
      <text:p text:style-name="P7">Using list(order, unordered and definition)</text:p>
      <text:p text:style-name="P8">Where to put the style information. Control style in line. <text:span text:style-name="T2">It could be done so but, better do it in css. </text:span></text:p>
      <text:p text:style-name="P9">Hyper link –&gt; &lt;a&gt; tag – use href leading to a website. Using absolute/relative path or anchor in page.</text:p>
      <text:p text:style-name="P9">Develop Cycle </text:p>
      <text:p text:style-name="P9">1. write&amp;save→2. load to browser→ 3. review it → 4. revise →2 or publish. Using online validator. <text:s/></text:p>
      <text:p text:style-name="P21">Quiz </text:p>
      <text:p text:style-name="P10">Css could be used to control the white space. And better to do so. Character entities are used for distinguishing what is instructions and what is a symbol. </text:p>
      <text:p text:style-name="P10">Ordered list give numbers to components and can nested unordered lists. it’s also a definition lists.</text:p>
      <text:p text:style-name="P10">A safe color is actually for different devices and systems. &lt;a&gt; tag will not show the des clearly when the page is designed misleading. <text:s/>Lowercase is important. And we should look into validation cuz computer will look into it.</text:p>
      <text:p text:style-name="P10"/>
      <text:p text:style-name="P1">Week <text:span text:style-name="T3">4</text:span></text:p>
      <text:p text:style-name="P1"/>
      <text:p text:style-name="P11">CSS could be shown in the html content. </text:p>
      <text:p text:style-name="P11">&lt;style&gt; tag to put in html for very small number of pages. Should use an external css file.</text:p>
      <text:p text:style-name="P11">&lt;link&gt; link to css. Rel: stylesheet. Type: “text/css”. </text:p>
      <text:p text:style-name="P11">Selector/id/class/ : where to put <text:span text:style-name="T5">to control the image</text:span></text:p>
      <text:p text:style-name="P12"><text:soft-page-break/>property: what to put. Value: put what. <text:span text:style-name="T4">Control color, font-family,font-size. Use comma group different selector together. Use a semi-colon to assemble different rules <text:s/>Add comment; Use Indent and white space.</text:span></text:p>
      <text:p text:style-name="P27">Use CSS to modify the menu and navigation bar. Use div: id is different from class in duplicating use. </text:p>
      <text:p text:style-name="P13">What is margin, what is padding. <text:s/></text:p>
      <text:p text:style-name="P22">Quiz </text:p>
      <text:p text:style-name="P14">We may need more than 1css for printing or other kind devices</text:p>
      <text:p text:style-name="P14">Css is maintain by w3c. ??. The <text:s/>current stable css is 3. </text:p>
      <text:p text:style-name="P14">sans serif fonts: fonts with plain lines and no embellishments.</text:p>
      <text:p text:style-name="P14">Inline properties; <text:span text:style-name="T6">Understand float, margin, padding. </text:span></text:p>
      <text:p text:style-name="P14"/>
      <text:p text:style-name="P2"/>
      <text:p text:style-name="P1">Week <text:span text:style-name="T6">5</text:span></text:p>
      <text:p text:style-name="P17"><text:span text:style-name="T7">Table: </text:span>Good for image gallery, catalog. Table: th, tr, td; allow to span rows and columns. Allow to control the border, text position. Allow to have a title. </text:p>
      <text:p text:style-name="P18">Why Form: for users to provide information. Use subject=website query to mark this is from my website. Send structured information. <text:span text:style-name="T8">Use name to tell what should be the content</text:span></text:p>
      <text:p text:style-name="P18"/>
      <text:p text:style-name="P19">Use VARK to know audience</text:p>
      <text:p text:style-name="P22">Quiz </text:p>
      <text:p text:style-name="P15">break large tables: a browser does not know how to display a table until it is fully loaded</text:p>
      <text:p text:style-name="P15">colspan: span column numbers, rowspan: span row numbers;</text:p>
      <text:p text:style-name="P15">Table is used for some data naturally in table; and css makes it more flexiable</text:p>
      <text:p text:style-name="P15">Using a subject line in our webpage mailto: link in order to distinguish the emails we receive from our own site. Form helps us to get a structured feedback. </text:p>
      <text:p text:style-name="P15">Form is totally different from table; Form is used for communication purpose.</text:p>
      <text:p text:style-name="P15"/>
      <text:p text:style-name="P15">Different visitor pay attention to different things. V: visual A: audit<text:span text:style-name="T9">ory</text:span> R: read/<text:span text:style-name="T9">write </text:span><text:s/>K:<text:span text:style-name="T9">kinaesthetic. </text:span></text:p>
      <text:p text:style-name="P19">Should :: include image and text, more types medias but not too much. Provide interaction things. </text:p>
      <text:p text:style-name="P19"/>
      <text:p text:style-name="P15">learning style: appeal different users =&gt; make them keep learning from your subject</text:p>
      <text:p text:style-name="P16">3-11seconds is the average sticking time on a new website</text:p>
      <text:p text:style-name="P17"/>
      <text:p text:style-name="P17">If there is an error, things will not show up. Validating makes sure pages works well and robust checks the syntax. BUT can’t check the style</text:p>
      <text:p text:style-name="P19">Provide future compatibility</text:p>
      <text:p text:style-name="P17"/>
      <text:p text:style-name="P1">Week <text:span text:style-name="T6">6</text:span></text:p>
      <text:p text:style-name="P22">Quiz </text:p>
      <text:p text:style-name="P28">The sequence for margin and padding when it is not specified – up right down left</text:p>
      <text:p text:style-name="P28">remember the name of taught html5 code. </text:p>
      <text:p text:style-name="P29">Re-using element in css formatting provide consistence</text:p>
      <text:p text:style-name="P29">pseudo elements provide kinaesthetic element for users</text:p>
      <text:p text:style-name="P29">Html refer to css, not css refer to html</text:p>
      <text:p text:style-name="P30">there are many ways to validate css : copy and paste code . Upload files. Use URL. Use search engine spi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16:29.056079131</meta:creation-date>
    <dc:date>2018-03-28T13:38:45.814030332</dc:date>
    <meta:editing-duration>PT4H2M40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2" meta:paragraph-count="63" meta:word-count="805" meta:character-count="4826" meta:non-whitespace-character-count="4045"/>
  </office:meta>
</office:document-meta>
</file>